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41">
      <style:table-cell-properties style:text-align-source="fix" style:repeat-content="false"/>
      <style:paragraph-properties fo:text-align="center" fo:margin-left="0mm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 style:data-style-name="N4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4"/>
        <table:table-column table:style-name="co1" table:default-cell-style-name="ce1"/>
        <table:table-row table:style-name="ro1">
          <table:table-cell table:style-name="ce1" office:value-type="string" calcext:value-type="string">
            <text:p>PAIR</text:p>
          </table:table-cell>
          <table:table-cell table:style-name="ce1" office:value-type="string" calcext:value-type="string">
            <text:p>HOUR</text:p>
          </table:table-cell>
          <table:table-cell office:value-type="string" calcext:value-type="string">
            <text:p>RSSI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2M12S" calcext:value-type="time">
            <text:p>12:32:12</text:p>
          </table:table-cell>
          <table:table-cell office:value-type="float" office:value="-81" calcext:value-type="float">
            <text:p>-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2M55S" calcext:value-type="time">
            <text:p>12:32:55</text:p>
          </table:table-cell>
          <table:table-cell office:value-type="float" office:value="-80" calcext:value-type="float">
            <text:p>-8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3M20S" calcext:value-type="time">
            <text:p>12:33:20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time" office:time-value="PT12H33M48S" calcext:value-type="time">
            <text:p>12:33:48</text:p>
          </table:table-cell>
          <table:table-cell office:value-type="float" office:value="-83" calcext:value-type="float">
            <text:p>-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2M29S" calcext:value-type="time">
            <text:p>12:32:29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2M45S" calcext:value-type="time">
            <text:p>12:32:45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3M02S" calcext:value-type="time">
            <text:p>12:33:0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time" office:time-value="PT12H34M12S" calcext:value-type="time">
            <text:p>12:34:12</text:p>
          </table:table-cell>
          <table:table-cell office:value-type="float" office:value="-82" calcext:value-type="float">
            <text:p>-8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12S" calcext:value-type="time">
            <text:p>12:32:1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15S" calcext:value-type="time">
            <text:p>12:32:1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20S" calcext:value-type="time">
            <text:p>12:32:20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21S" calcext:value-type="time">
            <text:p>12:32:2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22S" calcext:value-type="time">
            <text:p>12:32:22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30S" calcext:value-type="time">
            <text:p>12:32:3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32S" calcext:value-type="time">
            <text:p>12:32:3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39S" calcext:value-type="time">
            <text:p>12:32:39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42S" calcext:value-type="time">
            <text:p>12:32:4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42S" calcext:value-type="time">
            <text:p>12:32:4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49S" calcext:value-type="time">
            <text:p>12:32:4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53S" calcext:value-type="time">
            <text:p>12:32:53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56S" calcext:value-type="time">
            <text:p>12:32:56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58S" calcext:value-type="time">
            <text:p>12:32:58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2M59S" calcext:value-type="time">
            <text:p>12:32:5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02S" calcext:value-type="time">
            <text:p>12:33:02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05S" calcext:value-type="time">
            <text:p>12:33:05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09S" calcext:value-type="time">
            <text:p>12:33:0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11S" calcext:value-type="time">
            <text:p>12:33:11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12S" calcext:value-type="time">
            <text:p>12:33:12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14S" calcext:value-type="time">
            <text:p>12:33:1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15S" calcext:value-type="time">
            <text:p>12:33:15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17S" calcext:value-type="time">
            <text:p>12:33:17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23S" calcext:value-type="time">
            <text:p>12:33:2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30S" calcext:value-type="time">
            <text:p>12:33:30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31S" calcext:value-type="time">
            <text:p>12:33:3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45S" calcext:value-type="time">
            <text:p>12:33:45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49S" calcext:value-type="time">
            <text:p>12:33:49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49S" calcext:value-type="time">
            <text:p>12:33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49S" calcext:value-type="time">
            <text:p>12:33:49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3M57S" calcext:value-type="time">
            <text:p>12:33:5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02S" calcext:value-type="time">
            <text:p>12:34:0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11S" calcext:value-type="time">
            <text:p>12:34:11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13S" calcext:value-type="time">
            <text:p>12:34:13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16S" calcext:value-type="time">
            <text:p>12:34:16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20S" calcext:value-type="time">
            <text:p>12:34:2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28S" calcext:value-type="time">
            <text:p>12:34:2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time" office:time-value="PT12H34M28S" calcext:value-type="time">
            <text:p>12:34:28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0" office:value-type="time" office:time-value="PT12H34M30S" calcext:value-type="time">
            <text:p>12:34:30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12S" calcext:value-type="time">
            <text:p>12:32:12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13S" calcext:value-type="time">
            <text:p>12:32:13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21S" calcext:value-type="time">
            <text:p>12:32:21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25S" calcext:value-type="time">
            <text:p>12:32:2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32S" calcext:value-type="time">
            <text:p>12:32:32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38S" calcext:value-type="time">
            <text:p>12:32:3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47S" calcext:value-type="time">
            <text:p>12:32:4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49S" calcext:value-type="time">
            <text:p>12:32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54S" calcext:value-type="time">
            <text:p>12:32:54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2M57S" calcext:value-type="time">
            <text:p>12:32:57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05S" calcext:value-type="time">
            <text:p>12:33:05</text:p>
          </table:table-cell>
          <table:table-cell office:value-type="float" office:value="-72" calcext:value-type="float">
            <text:p>-7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10S" calcext:value-type="time">
            <text:p>12:33:10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23S" calcext:value-type="time">
            <text:p>12:33:23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23S" calcext:value-type="time">
            <text:p>12:33:23</text:p>
          </table:table-cell>
          <table:table-cell office:value-type="float" office:value="-71" calcext:value-type="float">
            <text:p>-7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32S" calcext:value-type="time">
            <text:p>12:33:32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39S" calcext:value-type="time">
            <text:p>12:33:39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45S" calcext:value-type="time">
            <text:p>12:33:45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49S" calcext:value-type="time">
            <text:p>12:33:49</text:p>
          </table:table-cell>
          <table:table-cell office:value-type="float" office:value="-70" calcext:value-type="float">
            <text:p>-7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52S" calcext:value-type="time">
            <text:p>12:33:5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52S" calcext:value-type="time">
            <text:p>12:33:52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53S" calcext:value-type="time">
            <text:p>12:33:53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3M57S" calcext:value-type="time">
            <text:p>12:33:57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4M08S" calcext:value-type="time">
            <text:p>12:34:08</text:p>
          </table:table-cell>
          <table:table-cell office:value-type="float" office:value="-74" calcext:value-type="float">
            <text:p>-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4M13S" calcext:value-type="time">
            <text:p>12:34:13</text:p>
          </table:table-cell>
          <table:table-cell office:value-type="float" office:value="-77" calcext:value-type="float">
            <text:p>-7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4M20S" calcext:value-type="time">
            <text:p>12:34:20</text:p>
          </table:table-cell>
          <table:table-cell office:value-type="float" office:value="-73" calcext:value-type="float">
            <text:p>-7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time" office:time-value="PT12H34M28S" calcext:value-type="time">
            <text:p>12:34:28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time" office:time-value="PT12H34M31S" calcext:value-type="time">
            <text:p>12:34:31</text:p>
          </table:table-cell>
          <table:table-cell office:value-type="float" office:value="-75" calcext:value-type="float">
            <text:p>-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0" office:value-type="time" office:time-value="PT12H34M32S" calcext:value-type="time">
            <text:p>12:34:32</text:p>
          </table:table-cell>
          <table:table-cell office:value-type="float" office:value="-77" calcext:value-type="float">
            <text:p>-77</text:p>
          </table:table-cell>
        </table:table-row>
        <table:table-row table:style-name="ro1" table:number-rows-repeated="5">
          <table:table-cell table:style-name="ce3"/>
          <table:table-cell table:style-name="ce5"/>
          <table:table-cell table:style-name="Default"/>
        </table:table-row>
        <table:table-row table:style-name="ro1" table:number-rows-repeated="19">
          <table:table-cell table:style-name="ce3"/>
          <table:table-cell table:style-name="Default" table:number-columns-repeated="2"/>
        </table:table-row>
        <table:table-row table:style-name="ro1">
          <table:table-cell table:style-name="ce3"/>
          <table:table-cell table:style-name="Default" table:number-columns-repeated="2"/>
        </table:table-row>
      </table:table>
      <table:named-expressions/>
      <table:database-ranges>
        <table:database-range table:name="__Anonymous_Sheet_DB__0" table:target-range-address="Sheet1.A2:Sheet1.C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6">00/00/0000</text:date>, <text:time style:data-style-name="N2" text:time-value="18:16:31.2006240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3T20:00:14.624235096</meta:creation-date>
    <dc:date>2019-12-16T18:18:37.965039192</dc:date>
    <meta:editing-duration>PT9M29S</meta:editing-duration>
    <meta:editing-cycles>7</meta:editing-cycles>
    <meta:generator>LibreOffice/6.0.7.3$Linux_X86_64 LibreOffice_project/00m0$Build-3</meta:generator>
    <meta:document-statistic meta:table-count="1" meta:cell-count="228" meta:object-count="0"/>
  </office:meta>
</office:document-meta>
</file>